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b3a" officeooo:paragraph-rsid="0016cb3a"/>
    </style:style>
    <style:style style:name="P2" style:family="paragraph" style:parent-style-name="Standard">
      <style:text-properties fo:text-transform="uppercase" style:font-name="Arial" fo:font-size="14pt" fo:font-weight="bold" officeooo:rsid="0016cb3a" officeooo:paragraph-rsid="0016cb3a" fo:background-color="transparent" style:font-size-asian="14pt" style:font-weight-asian="bold" style:font-size-complex="14pt" style:font-weight-complex="600" loext:shadow="none"/>
    </style:style>
    <style:style style:name="P3" style:family="paragraph" style:parent-style-name="Standard">
      <style:text-properties fo:font-variant="small-caps" style:font-name="Arial" fo:font-size="12pt" fo:font-weight="bold" officeooo:rsid="0016cb3a" officeooo:paragraph-rsid="0016cb3a" fo:background-color="transparent" style:font-size-asian="12pt" style:font-weight-asian="bold" style:font-size-complex="12pt" style:font-weight-complex="600" loext:shadow="none"/>
    </style:style>
    <style:style style:name="P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Arial" officeooo:rsid="0016cb3a" officeooo:paragraph-rsid="0016cb3a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tapas do Processo de Desenvolvimento do Software</text:p>
      <text:p text:style-name="P3">Questão_2_Prova2<text:tab/><text:tab/><text:tab/><text:tab/>Aluno: João vitor v. felicio <text:s/><text:tab/>23/11/17</text:p>
      <text:p text:style-name="P1"/>
      <text:p text:style-name="P1"/>
      <text:p text:style-name="P4"><text:span text:style-name="T1">Análise: </text:span>Verificar a necessidade do cliente e fazer levantamento de requisitos.</text:p>
      <text:p text:style-name="P4"/>
      <text:p text:style-name="P4"><text:span text:style-name="T1">Projeto:</text:span> Elaborar o comportamento e funcionalidades do software.</text:p>
      <text:p text:style-name="P4"/>
      <text:p text:style-name="P4"><text:span text:style-name="T1">Implantação:</text:span> Implementar os códigos da linguagem de programação.</text:p>
      <text:p text:style-name="P4"/>
      <text:p text:style-name="P4"><text:span text:style-name="T1">Teste</text:span>: Rever tudo o que foi feito fazendo os testes para ver se o software apresentou algum erro e se está de acordo com o que o cliente solicitou.</text:p>
      <text:p text:style-name="P4"/>
      <text:p text:style-name="P4"><text:span text:style-name="T1">Implantação:</text:span> Colocar o software em disponibilidade para os usuários e apresentar o funcionam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3T08:35:00.518261800</meta:creation-date>
    <dc:date>2017-11-23T08:43:35.713683456</dc:date>
    <meta:editing-duration>PT8M36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7" meta:word-count="83" meta:character-count="559" meta:non-whitespace-character-count="478"/>
  </office:meta>
</office:document-meta>
</file>